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Page_20_vide">
      <style:paragraph-properties style:page-number="auto" fo:break-before="page"/>
      <style:text-properties fo:language="fr" fo:country="FR"/>
    </style:style>
    <style:style style:name="P2" style:family="paragraph" style:parent-style-name="Standard">
      <style:text-properties fo:color="#000000" style:font-name="Arial" fo:language="fr" fo:country="FR"/>
    </style:style>
    <style:style style:name="P3" style:family="paragraph" style:parent-style-name="Heading" style:master-page-name="First_20_Page">
      <style:paragraph-properties fo:text-align="center" style:justify-single-word="false" style:page-number="auto"/>
      <style:text-properties style:font-name="Arial" fo:language="fr" fo:country="FR" officeooo:rsid="00024cf2" officeooo:paragraph-rsid="00024cf2"/>
    </style:style>
    <style:style style:name="P4" style:family="paragraph" style:parent-style-name="Heading">
      <style:paragraph-properties fo:text-align="center" style:justify-single-word="false"/>
      <style:text-properties style:font-name="Arial" fo:font-size="40pt" fo:language="fr" fo:country="FR" fo:font-weight="bold" officeooo:rsid="00024cf2" officeooo:paragraph-rsid="00024cf2" style:font-size-asian="40pt" style:font-weight-asian="bold" style:font-size-complex="40pt" style:font-weight-complex="bold"/>
    </style:style>
    <style:style style:name="P5" style:family="paragraph" style:parent-style-name="Text_20_body">
      <style:text-properties fo:language="fr" fo:country="FR"/>
    </style:style>
    <style:style style:name="P6" style:family="paragraph" style:parent-style-name="Text_20_body">
      <style:text-properties fo:language="fr" fo:country="FR" officeooo:rsid="00068483" officeooo:paragraph-rsid="00068483"/>
    </style:style>
    <style:style style:name="P7" style:family="paragraph" style:parent-style-name="Text_20_body">
      <style:text-properties fo:language="fr" fo:country="FR" officeooo:rsid="0006eafc" officeooo:paragraph-rsid="0006eafc"/>
    </style:style>
    <style:style style:name="P8" style:family="paragraph" style:parent-style-name="Text_20_body">
      <style:text-properties fo:language="fr" fo:country="FR" officeooo:rsid="000718b8" officeooo:paragraph-rsid="000718b8"/>
    </style:style>
    <style:style style:name="P9" style:family="paragraph" style:parent-style-name="Text_20_body">
      <style:text-properties fo:language="fr" fo:country="FR" officeooo:rsid="000cbb35" officeooo:paragraph-rsid="000cbb35"/>
    </style:style>
    <style:style style:name="P10" style:family="paragraph" style:parent-style-name="Text_20_body">
      <style:text-properties fo:language="fr" fo:country="FR" officeooo:rsid="000e2539" officeooo:paragraph-rsid="000e2539"/>
    </style:style>
    <style:style style:name="P11" style:family="paragraph" style:parent-style-name="Text_20_body">
      <style:text-properties fo:language="fr" fo:country="FR" officeooo:paragraph-rsid="0003672d"/>
    </style:style>
    <style:style style:name="P12" style:family="paragraph" style:parent-style-name="Text_20_body">
      <style:text-properties fo:language="fr" fo:country="FR" officeooo:rsid="0003672d" officeooo:paragraph-rsid="00102f90"/>
    </style:style>
    <style:style style:name="P13" style:family="paragraph" style:parent-style-name="Text_20_body">
      <style:text-properties fo:language="fr" fo:country="FR" officeooo:rsid="0011a046" officeooo:paragraph-rsid="0011a046"/>
    </style:style>
    <style:style style:name="P14" style:family="paragraph" style:parent-style-name="Text_20_body">
      <style:text-properties fo:language="fr" fo:country="FR" officeooo:rsid="0004dbc7" officeooo:paragraph-rsid="0004dbc7"/>
    </style:style>
    <style:style style:name="P15" style:family="paragraph" style:parent-style-name="Text_20_body">
      <style:text-properties fo:language="fr" fo:country="FR" officeooo:rsid="000eebd9" officeooo:paragraph-rsid="000eebd9"/>
    </style:style>
    <style:style style:name="P16" style:family="paragraph" style:parent-style-name="Text_20_body">
      <style:text-properties fo:language="fr" fo:country="FR" officeooo:paragraph-rsid="00068483"/>
    </style:style>
    <style:style style:name="P17" style:family="paragraph" style:parent-style-name="Text_20_body">
      <style:text-properties fo:language="fr" fo:country="FR" officeooo:rsid="0002a1a5" officeooo:paragraph-rsid="00068483"/>
    </style:style>
    <style:style style:name="P18" style:family="paragraph" style:parent-style-name="Text_20_body">
      <style:paragraph-properties fo:break-before="page"/>
      <style:text-properties fo:language="fr" fo:country="FR" officeooo:rsid="0004dbc7" officeooo:paragraph-rsid="0004dbc7"/>
    </style:style>
    <style:style style:name="P19" style:family="paragraph" style:parent-style-name="Heading_20_2">
      <style:text-properties fo:language="fr" fo:country="FR"/>
    </style:style>
    <style:style style:name="P20" style:family="paragraph" style:parent-style-name="Heading_20_2">
      <style:text-properties fo:language="fr" fo:country="FR" officeooo:rsid="0003672d" officeooo:paragraph-rsid="0003672d"/>
    </style:style>
    <style:style style:name="P21" style:family="paragraph" style:parent-style-name="Heading_20_2">
      <style:text-properties fo:language="fr" fo:country="FR" officeooo:rsid="00068483" officeooo:paragraph-rsid="00068483"/>
    </style:style>
    <style:style style:name="P22" style:family="paragraph" style:parent-style-name="Heading_20_2">
      <style:paragraph-properties fo:break-before="page"/>
      <style:text-properties fo:language="fr" fo:country="FR"/>
    </style:style>
    <style:style style:name="P23" style:family="paragraph" style:parent-style-name="Heading_20_1">
      <style:text-properties fo:language="fr" fo:country="FR"/>
    </style:style>
    <style:style style:name="P24" style:family="paragraph" style:parent-style-name="Heading_20_1">
      <style:text-properties fo:language="fr" fo:country="FR" officeooo:paragraph-rsid="0003672d"/>
    </style:style>
    <style:style style:name="P25" style:family="paragraph" style:parent-style-name="Heading_20_1">
      <style:text-properties fo:language="fr" fo:country="FR" officeooo:paragraph-rsid="0004dbc7"/>
    </style:style>
    <style:style style:name="P26" style:family="paragraph" style:parent-style-name="Heading_20_1">
      <style:paragraph-properties fo:break-before="page"/>
      <style:text-properties fo:language="fr" fo:country="FR" officeooo:rsid="0003672d" officeooo:paragraph-rsid="0003672d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Header">
      <style:paragraph-properties fo:text-align="center" style:justify-single-word="false"/>
      <style:text-properties style:font-name="Arial" fo:font-size="12pt" fo:language="fr" fo:country="FR" fo:font-weight="bold" style:font-size-asian="12pt" style:font-weight-asian="bold" style:font-size-complex="12pt" style:font-weight-complex="bold"/>
    </style:style>
    <style:style style:name="P29" style:family="paragraph" style:parent-style-name="Footer">
      <style:paragraph-properties fo:text-align="end" style:justify-single-word="false"/>
      <style:text-properties fo:font-size="9pt" fo:language="fr" fo:country="FR" style:font-size-asian="9pt" style:font-size-complex="9pt"/>
    </style:style>
    <style:style style:name="P30" style:family="paragraph" style:parent-style-name="Footer">
      <style:paragraph-properties fo:text-align="justify" style:justify-single-word="false"/>
      <style:text-properties style:font-name="Arial" fo:font-size="16pt" fo:language="fr" fo:country="FR" fo:font-weight="bold" style:font-size-asian="16pt" style:font-weight-asian="bold" style:font-size-complex="16pt" style:font-weight-complex="bold"/>
    </style:style>
    <style:style style:name="P31" style:family="paragraph" style:parent-style-name="Footer">
      <style:paragraph-properties fo:text-align="end" style:justify-single-word="false"/>
      <style:text-properties fo:language="fr" fo:country="FR"/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3672d"/>
    </style:style>
    <style:style style:name="T2" style:family="text">
      <style:text-properties officeooo:rsid="00068483"/>
    </style:style>
    <style:style style:name="T3" style:family="text">
      <style:text-properties officeooo:rsid="0008ad47"/>
    </style:style>
    <style:style style:name="T4" style:family="text">
      <style:text-properties officeooo:rsid="00091596"/>
    </style:style>
    <style:style style:name="T5" style:family="text">
      <style:text-properties officeooo:rsid="000eebd9"/>
    </style:style>
    <style:style style:name="T6" style:family="text">
      <style:text-properties officeooo:rsid="00102f90"/>
    </style:style>
    <style:style style:name="T7" style:family="text">
      <style:text-properties officeooo:rsid="001279e0"/>
    </style:style>
    <style:style style:name="T8" style:family="text">
      <style:text-properties officeooo:rsid="0012bf40"/>
    </style:style>
    <style:style style:name="T9" style:family="text">
      <style:text-properties officeooo:rsid="0014bc68"/>
    </style:style>
    <style:style style:name="T10" style:family="text">
      <style:text-properties officeooo:rsid="0016a92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hier des charges</text:p>
      <text:p text:style-name="P4">Nom</text:p>
      <text:p text:style-name="P1"/>
      <text:table-of-content text:style-name="Sect1" text:protected="true" text:name="Table des matières1">
        <text:table-of-content-source text:outline-level="4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7">Sommaire</text:p>
          </text:index-title>
          <text:p text:style-name="P33">1 Descriptif du projet<text:tab/>4</text:p>
          <text:p text:style-name="P32">1.1 Genèse du groupe<text:tab/>4</text:p>
          <text:p text:style-name="P32">1.2 Description du projet<text:tab/>4</text:p>
          <text:p text:style-name="P32">1.3 Définition des règles<text:tab/>4</text:p>
          <text:p text:style-name="P33">2 Objectif:<text:tab/>5</text:p>
          <text:p text:style-name="P32">2.1 Partie développement<text:tab/>5</text:p>
          <text:p text:style-name="P32">2.2 Partie base de données<text:tab/>5</text:p>
          <text:p text:style-name="P32">2.3 Partie affichage<text:tab/>6</text:p>
          <text:p text:style-name="P33">3 Structure du projet<text:tab/>7</text:p>
          <text:p text:style-name="P32">3.1 Choix techniques<text:tab/>7</text:p>
          <text:p text:style-name="P32">3.2 MVC<text:tab/>7</text:p>
          <text:p text:style-name="P32">3.3 UML<text:tab/>7</text:p>
          <text:p text:style-name="P32">3.4 MCD<text:tab/>7</text:p>
          <text:p text:style-name="P33">4 Répartition des tâches<text:tab/>7</text:p>
          <text:p text:style-name="P33">5 Realisation<text:tab/>8</text:p>
          <text:p text:style-name="P32">5.1 Model<text:tab/>8</text:p>
          <text:p text:style-name="P32">5.2 vue<text:tab/>8</text:p>
          <text:p text:style-name="P32">5.3 Controleur<text:tab/>8</text:p>
          <text:p text:style-name="P33">6 Difficulté rencontrées<text:tab/>8</text:p>
          <text:p text:style-name="P33">7 Amélioration possible<text:tab/>8</text:p>
          <text:p text:style-name="P33">8 Conclusion<text:tab/>9</text:p>
        </text:index-body>
      </text:table-of-content>
      <text:p text:style-name="P2"/>
      <text:h text:style-name="P26" text:outline-level="1">Descriptif du projet</text:h>
      <text:h text:style-name="P20" text:outline-level="2"><text:span text:style-name="T10">Genèse</text:span> du groupe</text:h>
      <text:p text:style-name="P6">Notre groupe s'est formé par les affinités que nous avions développé au cours de notre première année à l'IUT de Belfort-Montbéliard. Ce projet était donc l'occasion de se réunir pour travailler ensemble.</text:p>
      <text:p text:style-name="P7">Notre groupe est donc composé de :</text:p>
      <text:p text:style-name="P7">- Raphaël RAGOOMUNDUN</text:p>
      <text:p text:style-name="P7">- Florian VAISSIERE</text:p>
      <text:p text:style-name="P7">- Melvin SCHLIER</text:p>
      <text:p text:style-name="P7">- Léo PETIT</text:p>
      <text:p text:style-name="P7">- Bastien CHANEZ</text:p>
      <text:p text:style-name="P7">Une amitié avait déjà été noué entre Bastien, Léo et Melvin et à l'occasion de <text:span text:style-name="T7">c</text:span>e projet qui devait fonctionner par groupe de cinq personnes, Florian ainsi que Raphaël nous ont rejoin<text:span text:style-name="T7">t</text:span> pour compéter le groupe <text:span text:style-name="T4">et former de nouveaux liens</text:span>.</text:p>
      <text:h text:style-name="P20" text:outline-level="2">Description du projet</text:h>
      <text:p text:style-name="P8">L'idée de notre projet <text:span text:style-name="T3">s</text:span>'est précisé au fil du temps pour devenir <text:span text:style-name="T7">ce qu'elle est</text:span> aujourd'hui, c'est à dire, la réalisation d'un RPG (Role Play<text:span text:style-name="T7">ing</text:span> Game). <text:span text:style-name="T7">Ce projet s'</text:span>inspir<text:span text:style-name="T7">e</text:span> du jeu Rogue Legacy et de notre expérience sur les jeux vidéo, un Rogue-like.</text:p>
      <text:h text:style-name="P20" text:outline-level="2">Définition des règles</text:h>
      <text:p text:style-name="P9"><text:span text:style-name="T7">Le joueur contrôle</text:span> un personnage dans un environnement composé d'une zone fixe <text:span text:style-name="T7">et d'un donjon.</text:span> <text:span text:style-name="T7">La zone fixe est </text:span>sans danger, <text:span text:style-name="T7">on y trouve </text:span>diverse échoppes qui permett<text:span text:style-name="T7">ent</text:span> d'acheter équipement<text:span text:style-name="T7">s</text:span>, armes et potion<text:span text:style-name="T7">s.</text:span> <text:span text:style-name="T7">Le</text:span> donjon <text:span text:style-name="T7">est </text:span>composé de niveaux généré<text:span text:style-name="T7">s</text:span> aléatoirement où prolifèrent les monstres et objets. Notre personnage à la suite de combats contre des monstres peut gagner <text:span text:style-name="T8">des </text:span>objets, <text:span text:style-name="T8">de </text:span>or et <text:span text:style-name="T8">de l'</text:span>expérience et à terme peut monter de niveau et ainsi attribuer des points en concentration, intelligence, <text:span text:style-name="T10">résistance</text:span> ou force <text:span text:style-name="T8">afin d'</text:span>augmenter <text:span text:style-name="T8">ses </text:span>caracteristiques (vie, mana, armure, degats). <text:span text:style-name="T8">Le personnage </text:span>peut <text:span text:style-name="T10">régénérer</text:span> <text:span text:style-name="T8">sa vie </text:span>grâce <text:span text:style-name="T8">aux</text:span> différentes potions de vie, <text:span text:style-name="T8">il peut également recharger sa mana grâce aux potions de mana</text:span>. De plus pour <text:s/><text:span text:style-name="T10">résister</text:span> aux attaques dévastatrices des monstres, notre héro possède des équipements et une arme qui <text:span text:style-name="T8">peuvent être </text:span>amélioré<text:span text:style-name="T8">s</text:span> respectivement par la r<text:span text:style-name="T8">é</text:span>sistance et la force.</text:p>
      <text:p text:style-name="P10"><text:soft-page-break/>Si notre aventurier meurt, il est soigné à l'auberge o<text:span text:style-name="T8">ù</text:span> il vit et peut déposer des objets pour être moins lourd.</text:p>
      <text:p text:style-name="P11"/>
      <text:h text:style-name="P24" text:outline-level="1">Objectif:</text:h>
      <text:h text:style-name="P20" text:outline-level="2">Partie d<text:span text:style-name="T8">é</text:span>veloppement</text:h>
      <text:p text:style-name="P12"><text:s/><text:span text:style-name="T6">Notre objectif au sein du développement est d'arriver à c</text:span>réer un jeu de type RPG/Rogue-like c'est à dire avoir un hero qui pourrais évoluer <text:span text:style-name="T6">et gagner des objets en combattant des monstre dans </text:span>un donjon.</text:p>
      <text:p text:style-name="P12">Notre héro évoluerais en franchissant les niveaux du donjon <text:span text:style-name="T8">générés </text:span>aléatoire<text:span text:style-name="T8">ment</text:span>.</text:p>
      <text:h text:style-name="P20" text:outline-level="2">Partie base de donnée<text:span text:style-name="T8">s</text:span></text:h>
      <text:p text:style-name="P13">La base de donnée permettra de sauvegarder des parties, c'est à dire les <text:span text:style-name="T10">caractéristiques</text:span> du héros, son niveau et ses équipement<text:span text:style-name="T8">s</text:span> et bien s<text:span text:style-name="T8">û</text:span>r ses ressources.</text:p>
      <text:p text:style-name="P13">Il permettra aussi de stocker toutes les différentes armes et armures et sortes de monstre.</text:p>
      <text:h text:style-name="P22" text:outline-level="2">Partie <text:span text:style-name="T1">a</text:span>ffichage</text:h>
      <text:p text:style-name="P14">Vue mockup/dessin</text:p>
      <text:p text:style-name="P18"/>
      <text:h text:style-name="P23" text:outline-level="1">Structure du projet</text:h>
      <text:h text:style-name="P21" text:outline-level="2">Choix techniques</text:h>
      <text:p text:style-name="P6"><text:span text:style-name="T5">Pour ce projet nous utiliserons le langage Java avec la bibliothèque Swing, nous travaillerons sous </text:span>IDEA.</text:p>
      <text:p text:style-name="P15">Pour structurer notre projet et nos objectifs nous travaillons <text:span text:style-name="T8">avec</text:span> l'outil en ligne Trello.</text:p>
      <text:p text:style-name="P15">Pour le versionning de notre projet et le partage, GitHub sera de mise.</text:p>
      <text:p text:style-name="P15">Pour les graph<text:span text:style-name="T8">i</text:span>sme Photoshop et cinéma4D seront là pour nous aider.</text:p>
      <text:h text:style-name="P19" text:outline-level="2">MVC</text:h>
      <text:h text:style-name="P19" text:outline-level="2">UML</text:h>
      <text:h text:style-name="P19" text:outline-level="2">MCD</text:h>
      <text:p text:style-name="P16"/>
      <text:h text:style-name="P25" text:outline-level="1"><text:span text:style-name="T10">Répartition</text:span> des tâches</text:h>
      <text:p text:style-name="P14">(gantt annexe)</text:p>
      <text:p text:style-name="P6">- première partie de la création de la vue fait le 29 septembre 2016</text:p>
      <text:p text:style-name="P6">- controleur réalisé entre le 29 et 30 septembre 2016</text:p>
      <text:p text:style-name="P6">- principe MVC fonctionnel le 1 octobre 2016</text:p>
      <text:p text:style-name="P6">- déplacement du personnage du 30 au 2 septembre 2016</text:p>
      <text:p text:style-name="P6">- découpage et gestion du sprite du personnage 2 septembre au 3 septembre 2016</text:p>
      <text:p text:style-name="P6">- correction et optimisation 3 septembre au 6 septembre 2016</text:p>
      <text:p text:style-name="P6">- cahier des charge terminé pour le 13 octobre 2016</text:p>
      <text:h text:style-name="P23" text:outline-level="1"><text:soft-page-break/>Realisation</text:h>
      <text:h text:style-name="P19" text:outline-level="2">Model</text:h>
      <text:h text:style-name="P19" text:outline-level="2">vue </text:h>
      <text:h text:style-name="P19" text:outline-level="2">Controleur</text:h>
      <text:p text:style-name="P5"/>
      <text:h text:style-name="P23" text:outline-level="1">Difficulté rencontré<text:span text:style-name="T2">es</text:span></text:h>
      <text:p text:style-name="P17">- Gestion de l'utilisation de java et BDD ensemble.</text:p>
      <text:p text:style-name="P17">- Gestion des <text:span text:style-name="T10">animations.</text:span></text:p>
      <text:p text:style-name="P17">- Création d'une IA.</text:p>
      <text:p text:style-name="P17">- Tile maping (chiffre &lt;0 = non collision, chiffre 0&lt; x &lt; 100 collision, chiffre 100 &lt; x &lt; 200 cassable).</text:p>
      <text:p text:style-name="P17">- Inventaire du personnage.</text:p>
      <text:h text:style-name="P23" text:outline-level="1">Amélioration possible </text:h>
      <text:p text:style-name="P6">- Amélioration armes et armures (ex:enchantement, poison)</text:p>
      <text:p text:style-name="P6">- Rajouter des classes de personnages donc des spells</text:p>
      <text:p text:style-name="P6">- des ajouts de foncionnalités dans la ville (batiment, ...)</text:p>
      <text:p text:style-name="P6">- personnalisation du personnage</text:p>
      <text:p text:style-name="P6">- objet divers (composant)</text:p>
      <text:p text:style-name="P6">- création d'item (armure, arme, potion, ...)</text:p>
      <text:p text:style-name="P6">- mode multijoueur (lan)</text:p>
      <text:p text:style-name="P6">- ajout de races (avec spé fonction race donc modification des multiplicateurs de dommage et résistance)</text:p>
      <text:p text:style-name="P6">- ajout de types de monstres (des types de d<text:span text:style-name="T9">é</text:span>gats et de r<text:span text:style-name="T9">é</text:span>sistances: feu, eau, vent, physiques,...)</text:p>
      <text:p text:style-name="P6">- fen<text:span text:style-name="T9">ê</text:span>tre popup / ou dans le <text:span text:style-name="T9">décord</text:span> de l'aide</text:p>
      <text:h text:style-name="P23" text:outline-level="1"><text:soft-page-break/>Conclusion</text:h>
      <text:p text:style-name="P6">Ce projet reste un défis de taille par sa complexité et par <text:span text:style-name="T9">son caractère aléatoire </text:span>qui peut décourager, il faudra donc progresser étape par étape en suivant un r<text:span text:style-name="T9">y</text:span>thme préci<text:span text:style-name="T9">s</text:span> tout en <text:span text:style-name="T9">s'organisa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/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4.001cm" fo:margin-bottom="1cm" loext:contextual-spacing="false" fo:text-align="center" style:justify-single-word="false" style:page-number="auto" fo:keep-with-next="always"/>
      <style:text-properties style:font-name="Arial" fo:font-family="Arial" style:font-family-generic="swiss" style:font-pitch="variable" fo:font-size="32pt" fo:font-weight="bold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line-height="150%" fo:text-align="justify" style:justify-single-word="false" fo:text-indent="1.499cm" style:auto-text-indent="false">
        <style:tab-stops/>
      </style:paragraph-properties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3cm" loext:contextual-spacing="false" fo:text-align="start" style:justify-single-word="false" fo:text-indent="0cm" style:auto-text-indent="false" style:page-number="auto"/>
      <style:text-properties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6cm" fo:margin-right="0.3cm" fo:margin-top="0.4cm" fo:margin-bottom="0.199cm" loext:contextual-spacing="false" fo:text-align="start" style:justify-single-word="false" fo:text-indent="0cm" style:auto-text-indent="false" style:page-number="auto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cm" fo:margin-right="0cm" fo:margin-top="0.3cm" fo:margin-bottom="0.199cm" loext:contextual-spacing="false" fo:text-align="start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3cm" fo:margin-bottom="0.101cm" loext:contextual-spacing="false" fo:text-indent="0cm" style:auto-text-indent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199cm" fo:margin-bottom="0.101cm" loext:contextual-spacing="false" fo:text-indent="0cm" style:auto-text-indent="false"/>
      <style:text-properties fo:font-size="12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note" style:family="paragraph" style:parent-style-name="Standard" style:class="extra" style:master-page-name="">
      <style:paragraph-properties fo:margin-left="0.499cm" fo:margin-right="0cm" fo:margin-top="0cm" fo:margin-bottom="0.199cm" loext:contextual-spacing="false" fo:text-align="justify" style:justify-single-word="false" fo:text-indent="-0.499cm" style:auto-text-indent="false" style:page-number="auto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as_20_page_20_en-tête" style:display-name="Bas page en-tête" style:family="paragraph" style:parent-style-name="Marginalia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ackground-color="#ffffff" text:number-lines="false" text:line-number="0"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 fo:background-color="#ffffff">
        <style:tab-stops>
          <style:tab-stop style:position="16.999cm" style:type="right" style:leader-style="dotted" style:leader-text="."/>
        </style:tab-stops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fo:language="fr" fo:country="FR" style:font-size-asian="9pt" style:font-size-complex="9pt"/>
    </style:style>
    <style:style style:name="MP2" style:family="paragraph" style:parent-style-name="Header">
      <style:paragraph-properties fo:text-align="center" style:justify-single-word="false"/>
      <style:text-properties style:font-name="Arial" fo:font-size="12pt" fo:language="fr" fo:country="FR" fo:font-weight="bold" style:font-size-asian="12pt" style:font-weight-asian="bold" style:font-size-complex="12pt" style:font-weight-complex="bold"/>
    </style:style>
    <style:style style:name="MP3" style:family="paragraph" style:parent-style-name="Footer">
      <style:paragraph-properties fo:text-align="justify" style:justify-single-word="false"/>
      <style:text-properties style:font-name="Arial" fo:font-size="16pt" fo:language="fr" fo:country="FR" fo:font-weight="bold" style:font-size-asian="16pt" style:font-weight-asian="bold" style:font-size-complex="16pt" style:font-weight-complex="bold"/>
    </style:style>
    <style:style style:name="MP4" style:family="paragraph" style:parent-style-name="Footer">
      <style:paragraph-properties fo:text-align="end" style:justify-single-word="false"/>
      <style:text-properties fo:language="fr" fo:country="FR"/>
    </style:style>
    <style:style style:name="MT1" style:family="text">
      <style:text-properties officeooo:rsid="001279e0"/>
    </style:style>
    <style:page-layout style:name="Mpm1">
      <style:page-layout-properties fo:page-width="20.999cm" fo:page-height="29.699cm" style:num-format="1" style:print-orientation="portrait" fo:margin-top="1.561cm" fo:margin-bottom="1.997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I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 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>
      <style:header>
        <text:p text:style-name="MP2">Bastien CHANEZ, Jeremy RENAUD, Léo PETIT, Melvin SCHLIER, <text:span text:style-name="MT1">Raphaël RAGOOMUNDUN</text:span> </text:p>
      </style:header>
      <style:footer>
        <text:p text:style-name="MP3">2016-2017</text:p>
      </style:footer>
    </style:master-page>
    <style:master-page style:name="Page_20_vide" style:display-name="Page vide" style:page-layout-name="Mpm4"/>
    <style:master-page style:name="Sommaire" style:page-layout-name="Mpm4"/>
    <style:master-page style:name="Annexe" style:page-layout-name="Mpm5" style:next-style-name="Index"/>
    <style:master-page style:name="Landscape" style:page-layout-name="Mpm6" style:next-style-name="Index">
      <style:footer>
        <text:p text:style-name="MP4"><text:page-number text:select-page="current">0</text:page-number></text:p>
      </style:footer>
    </style:master-page>
    <style:master-page style:name="Index" style:page-layout-name="Mpm7">
      <style:footer>
        <text:p text:style-name="MP4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1:15:26.37</meta:creation-date>
    <meta:editing-duration>PT1H30M22S</meta:editing-duration>
    <meta:editing-cycles>14</meta:editing-cycles>
    <meta:generator>LibreOffice/4.3.3.2$Linux_X86_64 LibreOffice_project/430m0$Build-2</meta:generator>
    <dc:title>Rapport</dc:title>
    <meta:initial-creator>Bastien CHANEZ</meta:initial-creator>
    <dc:date>2016-10-05T13:12:44.680847800</dc:date>
    <dc:creator>Bastien </dc:creator>
    <meta:document-statistic meta:table-count="0" meta:image-count="0" meta:object-count="0" meta:page-count="9" meta:paragraph-count="94" meta:word-count="850" meta:character-count="4995" meta:non-whitespace-character-count="4233"/>
    <meta:user-defined meta:name="Info 1"/>
    <meta:user-defined meta:name="Info 2"/>
    <meta:user-defined meta:name="Info 3"/>
    <meta:user-defined meta:name="Info 4"/>
    <meta:template xlink:type="simple" xlink:actuate="onRequest" xlink:title="Rapport" xlink:href="../../../AppData/Roaming/OpenOffice/4/user/template/Rapport1.ott" meta:date="2016-09-29T11:15:22.690000000"/>
  </office:meta>
</office:document-meta>
</file>